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66" style:font-name="Verdana1"/>
    </style:style>
    <style:style style:name="T5" style:family="text">
      <style:text-properties fo:color="#000066" style:font-name="Verdana1" fo:font-weight="bold"/>
    </style:style>
    <style:style style:name="T6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7" style:family="text">
      <style:text-properties fo:color="#660066" style:font-name="Verdana1"/>
    </style:style>
    <style:style style:name="T8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9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Corned Beef and Cabbage for the Crockpot</text:span> </text:p>
      <text:p text:style-name="Standard"/>
      <text:p text:style-name="Standard">2 onions, sliced</text:p>
      <text:p text:style-name="Standard">2 t minced garlic</text:p>
      <text:p text:style-name="Standard">3 potatoes, chopped into bite size pieces</text:p>
      <text:p text:style-name="Standard">1 corned beef, 3 to 4lbs</text:p>
      <text:p text:style-name="Standard">Small head of cabbage or half of a bigger one, cut into slices</text:p>
      <text:p text:style-name="Standard">1 cup water</text:p>
      <text:p text:style-name="Standard"/>
      <text:p text:style-name="Standard">In the bottom of a large size crockpot layer onions, garlic and potatoes.  Set corned beef on top and lay cabbage slices on to of the meat.  Pour in 1 cup water. Cover and cook on low for 10 to 11 hou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15:19.94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85" meta:character-count="414"/>
  </office:meta>
</office:document-meta>
</file>